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irect-virtual-aos-call" table:style-name="ta1">
        <table:shapes>
          <draw:frame draw:z-index="0" draw:style-name="gr1" draw:text-style-name="P1" svg:width="159.99mm" svg:height="89.99mm" svg:x="246.16mm" svg:y="0mm">
            <loext:p draw:notify-on-update-of-ranges="'direct-virtual-aos-call'.B2:'direct-virtual-aos-call'.B2 'direct-virtual-aos-call'.B3:'direct-virtual-aos-call'.B14 'direct-virtual-aos-call'.C2:'direct-virtual-aos-call'.C2 'direct-virtual-aos-call'.C3:'direct-virtual-aos-call'.C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3.23mm" svg:y="110.66mm">
            <loext:p draw:notify-on-update-of-ranges="'direct-virtual-aos-call'.B17:'direct-virtual-aos-call'.B17 'direct-virtual-aos-call'.B18:'direct-virtual-aos-call'.B81 'direct-virtual-aos-call'.C17:'direct-virtual-aos-call'.C17 'direct-virtual-aos-call'.C18:'direct-virtual-aos-call'.C81 'direct-virtual-aos-call'.B17:'direct-virtual-aos-call'.B17 'direct-virtual-aos-call'.B18:'direct-virtual-aos-call'.B81 'direct-virtual-aos-call'.E17:'direct-virtual-aos-call'.E17 'direct-virtual-aos-call'.E18:'direct-virtual-aos-call'.E8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8.07mm" svg:y="216.24mm">
            <loext:p draw:notify-on-update-of-ranges="'direct-virtual-aos-call'.B17:'direct-virtual-aos-call'.B17 'direct-virtual-aos-call'.B18:'direct-virtual-aos-call'.B81 'direct-virtual-aos-call'.G17:'direct-virtual-aos-call'.G17 'direct-virtual-aos-call'.G18:'direct-virtual-aos-call'.G81 'direct-virtual-aos-call'.B17:'direct-virtual-aos-call'.B17 'direct-virtual-aos-call'.B18:'direct-virtual-aos-call'.B81 'direct-virtual-aos-call'.I17:'direct-virtual-aos-call'.I17 'direct-virtual-aos-call'.I18:'direct-virtual-aos-call'.I8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Log10(2)</text:p>
          </table:table-cell>
          <table:table-cell office:value-type="float" office:value="0.301029995663981" calcext:value-type="float">
            <text:p>0.3010299957</text:p>
          </table:table-cell>
          <table:table-cell/>
          <table:table-cell office:value-type="string" calcext:value-type="string">
            <text:p>100 re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4692" calcext:value-type="float">
            <text:p>11.4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42167" calcext:value-type="float">
            <text:p>5.42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2416" calcext:value-type="float">
            <text:p>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589997" calcext:value-type="float">
            <text:p>0.58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293758" calcext:value-type="float">
            <text:p>0.293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75298" calcext:value-type="float">
            <text:p>0.275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39713" calcext:value-type="float">
            <text:p>0.13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713439" calcext:value-type="float">
            <text:p>0.0713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354875" calcext:value-type="float">
            <text:p>0.0354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178759" calcext:value-type="float">
            <text:p>0.017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0887683" calcext:value-type="float">
            <text:p>0.00887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0.0044005" calcext:value-type="float">
            <text:p>0.0044005</text:p>
          </table:table-cell>
          <table:table-cell/>
          <table:table-cell office:value-type="string" calcext:value-type="string">
            <text:p>makes sense: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his is O(N^2)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umMolecules</text:p>
          </table:table-cell>
          <table:table-cell office:value-type="string" calcext:value-type="string">
            <text:p>MFUPS O0</text:p>
          </table:table-cell>
          <table:table-cell/>
          <table:table-cell office:value-type="string" calcext:value-type="string">
            <text:p>MFUPS O3</text:p>
          </table:table-cell>
          <table:table-cell/>
          <table:table-cell office:value-type="string" calcext:value-type="string">
            <text:p>GFLOP/sec</text:p>
          </table:table-cell>
          <table:table-cell/>
          <table:table-cell office:value-type="string" calcext:value-type="string">
            <text:p>GFLOP/sec AVX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276" calcext:value-type="float">
            <text:p>12.276</text:p>
          </table:table-cell>
          <table:table-cell/>
          <table:table-cell office:value-type="float" office:value="27.0048" calcext:value-type="float">
            <text:p>27.0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53327" calcext:value-type="float">
            <text:p>5.53327</text:p>
          </table:table-cell>
          <table:table-cell/>
          <table:table-cell office:value-type="float" office:value="21.4997" calcext:value-type="float">
            <text:p>21.4997</text:p>
          </table:table-cell>
          <table:table-cell/>
          <table:table-cell office:value-type="float" office:value="0.279496" calcext:value-type="float">
            <text:p>0.279496</text:p>
          </table:table-cell>
          <table:table-cell/>
          <table:table-cell office:value-type="float" office:value="0.520227" calcext:value-type="float">
            <text:p>0.5202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2358" calcext:value-type="float">
            <text:p>3.02358</text:p>
          </table:table-cell>
          <table:table-cell/>
          <table:table-cell office:value-type="float" office:value="19.1124" calcext:value-type="float">
            <text:p>19.1124</text:p>
          </table:table-cell>
          <table:table-cell/>
          <table:table-cell office:value-type="float" office:value="0.496924" calcext:value-type="float">
            <text:p>0.496924</text:p>
          </table:table-cell>
          <table:table-cell/>
          <table:table-cell office:value-type="float" office:value="1.39194" calcext:value-type="float">
            <text:p>1.391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27487" calcext:value-type="float">
            <text:p>2.27487</text:p>
          </table:table-cell>
          <table:table-cell/>
          <table:table-cell office:value-type="float" office:value="27.9552" calcext:value-type="float">
            <text:p>27.9552</text:p>
          </table:table-cell>
          <table:table-cell/>
          <table:table-cell office:value-type="float" office:value="1.09025" calcext:value-type="float">
            <text:p>1.09025</text:p>
          </table:table-cell>
          <table:table-cell/>
          <table:table-cell office:value-type="float" office:value="1.58981" calcext:value-type="float">
            <text:p>1.5898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80712" calcext:value-type="float">
            <text:p>1.80712</text:p>
          </table:table-cell>
          <table:table-cell/>
          <table:table-cell office:value-type="float" office:value="25.5615" calcext:value-type="float">
            <text:p>25.5615</text:p>
          </table:table-cell>
          <table:table-cell/>
          <table:table-cell office:value-type="float" office:value="1.3292" calcext:value-type="float">
            <text:p>1.3292</text:p>
          </table:table-cell>
          <table:table-cell/>
          <table:table-cell office:value-type="float" office:value="1.98405" calcext:value-type="float">
            <text:p>1.9840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43994" calcext:value-type="float">
            <text:p>1.43994</text:p>
          </table:table-cell>
          <table:table-cell/>
          <table:table-cell office:value-type="float" office:value="25.2634" calcext:value-type="float">
            <text:p>25.2634</text:p>
          </table:table-cell>
          <table:table-cell/>
          <table:table-cell office:value-type="float" office:value="1.64212" calcext:value-type="float">
            <text:p>1.64212</text:p>
          </table:table-cell>
          <table:table-cell/>
          <table:table-cell office:value-type="float" office:value="2.12055" calcext:value-type="float">
            <text:p>2.120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519" calcext:value-type="float">
            <text:p>1.32519</text:p>
          </table:table-cell>
          <table:table-cell/>
          <table:table-cell office:value-type="float" office:value="26.964" calcext:value-type="float">
            <text:p>26.964</text:p>
          </table:table-cell>
          <table:table-cell/>
          <table:table-cell office:value-type="float" office:value="2.03385" calcext:value-type="float">
            <text:p>2.03385</text:p>
          </table:table-cell>
          <table:table-cell/>
          <table:table-cell office:value-type="float" office:value="2.15295" calcext:value-type="float">
            <text:p>2.152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14889" calcext:value-type="float">
            <text:p>1.14889</text:p>
          </table:table-cell>
          <table:table-cell/>
          <table:table-cell office:value-type="float" office:value="24.4796" calcext:value-type="float">
            <text:p>24.4796</text:p>
          </table:table-cell>
          <table:table-cell/>
          <table:table-cell office:value-type="float" office:value="2.17257" calcext:value-type="float">
            <text:p>2.17257</text:p>
          </table:table-cell>
          <table:table-cell/>
          <table:table-cell office:value-type="float" office:value="2.22983" calcext:value-type="float">
            <text:p>2.229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0321" calcext:value-type="float">
            <text:p>1.0321</text:p>
          </table:table-cell>
          <table:table-cell/>
          <table:table-cell office:value-type="float" office:value="21.8637" calcext:value-type="float">
            <text:p>21.8637</text:p>
          </table:table-cell>
          <table:table-cell/>
          <table:table-cell office:value-type="float" office:value="2.2301" calcext:value-type="float">
            <text:p>2.2301</text:p>
          </table:table-cell>
          <table:table-cell/>
          <table:table-cell office:value-type="float" office:value="2.27512" calcext:value-type="float">
            <text:p>2.275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910536" calcext:value-type="float">
            <text:p>0.910536</text:p>
          </table:table-cell>
          <table:table-cell/>
          <table:table-cell office:value-type="float" office:value="19.7644" calcext:value-type="float">
            <text:p>19.7644</text:p>
          </table:table-cell>
          <table:table-cell/>
          <table:table-cell office:value-type="float" office:value="2.27686" calcext:value-type="float">
            <text:p>2.27686</text:p>
          </table:table-cell>
          <table:table-cell/>
          <table:table-cell office:value-type="float" office:value="2.29361" calcext:value-type="float">
            <text:p>2.2936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18153" calcext:value-type="float">
            <text:p>0.818153</text:p>
          </table:table-cell>
          <table:table-cell/>
          <table:table-cell office:value-type="float" office:value="17.7544" calcext:value-type="float">
            <text:p>17.7544</text:p>
          </table:table-cell>
          <table:table-cell/>
          <table:table-cell office:value-type="float" office:value="2.24996" calcext:value-type="float">
            <text:p>2.24996</text:p>
          </table:table-cell>
          <table:table-cell/>
          <table:table-cell office:value-type="float" office:value="2.31973" calcext:value-type="float">
            <text:p>2.3197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90192" calcext:value-type="float">
            <text:p>0.790192</text:p>
          </table:table-cell>
          <table:table-cell/>
          <table:table-cell office:value-type="float" office:value="17.2846" calcext:value-type="float">
            <text:p>17.2846</text:p>
          </table:table-cell>
          <table:table-cell/>
          <table:table-cell office:value-type="float" office:value="2.31614" calcext:value-type="float">
            <text:p>2.31614</text:p>
          </table:table-cell>
          <table:table-cell/>
          <table:table-cell office:value-type="float" office:value="2.36544" calcext:value-type="float">
            <text:p>2.3654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742497" calcext:value-type="float">
            <text:p>0.742497</text:p>
          </table:table-cell>
          <table:table-cell/>
          <table:table-cell office:value-type="float" office:value="16.3703" calcext:value-type="float">
            <text:p>16.3703</text:p>
          </table:table-cell>
          <table:table-cell/>
          <table:table-cell office:value-type="float" office:value="2.3271" calcext:value-type="float">
            <text:p>2.3271</text:p>
          </table:table-cell>
          <table:table-cell/>
          <table:table-cell office:value-type="float" office:value="2.35459" calcext:value-type="float">
            <text:p>2.3545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658925" calcext:value-type="float">
            <text:p>0.658925</text:p>
          </table:table-cell>
          <table:table-cell/>
          <table:table-cell office:value-type="float" office:value="15.1831" calcext:value-type="float">
            <text:p>15.1831</text:p>
          </table:table-cell>
          <table:table-cell/>
          <table:table-cell office:value-type="float" office:value="2.37074" calcext:value-type="float">
            <text:p>2.37074</text:p>
          </table:table-cell>
          <table:table-cell/>
          <table:table-cell office:value-type="float" office:value="2.41736" calcext:value-type="float">
            <text:p>2.4173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59566" calcext:value-type="float">
            <text:p>0.59566</text:p>
          </table:table-cell>
          <table:table-cell/>
          <table:table-cell office:value-type="float" office:value="14.0187" calcext:value-type="float">
            <text:p>14.0187</text:p>
          </table:table-cell>
          <table:table-cell/>
          <table:table-cell office:value-type="float" office:value="2.38317" calcext:value-type="float">
            <text:p>2.38317</text:p>
          </table:table-cell>
          <table:table-cell/>
          <table:table-cell office:value-type="float" office:value="2.40081" calcext:value-type="float">
            <text:p>2.4008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561851" calcext:value-type="float">
            <text:p>0.561851</text:p>
          </table:table-cell>
          <table:table-cell/>
          <table:table-cell office:value-type="float" office:value="13.0982" calcext:value-type="float">
            <text:p>13.0982</text:p>
          </table:table-cell>
          <table:table-cell/>
          <table:table-cell office:value-type="float" office:value="2.39206" calcext:value-type="float">
            <text:p>2.39206</text:p>
          </table:table-cell>
          <table:table-cell/>
          <table:table-cell office:value-type="float" office:value="2.40289" calcext:value-type="float">
            <text:p>2.4028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534459" calcext:value-type="float">
            <text:p>0.534459</text:p>
          </table:table-cell>
          <table:table-cell/>
          <table:table-cell office:value-type="float" office:value="12.3501" calcext:value-type="float">
            <text:p>12.3501</text:p>
          </table:table-cell>
          <table:table-cell/>
          <table:table-cell office:value-type="float" office:value="2.38575" calcext:value-type="float">
            <text:p>2.38575</text:p>
          </table:table-cell>
          <table:table-cell/>
          <table:table-cell office:value-type="float" office:value="2.41144" calcext:value-type="float">
            <text:p>2.41144</text:p>
          </table:table-cell>
        </table:table-row>
        <table:table-row table:style-name="ro1">
          <table:table-cell table:formula="of:=[.E35]/[.C35]" office:value-type="float" office:value="23.121732223096" calcext:value-type="float">
            <text:p>23.1217322231</text:p>
          </table:table-cell>
          <table:table-cell office:value-type="float" office:value="18" calcext:value-type="float">
            <text:p>18</text:p>
          </table:table-cell>
          <table:table-cell office:value-type="float" office:value="0.506078" calcext:value-type="float">
            <text:p>0.506078</text:p>
          </table:table-cell>
          <table:table-cell/>
          <table:table-cell office:value-type="float" office:value="11.7014" calcext:value-type="float">
            <text:p>11.7014</text:p>
          </table:table-cell>
          <table:table-cell/>
          <table:table-cell office:value-type="float" office:value="2.4105" calcext:value-type="float">
            <text:p>2.4105</text:p>
          </table:table-cell>
          <table:table-cell/>
          <table:table-cell office:value-type="float" office:value="2.38642" calcext:value-type="float">
            <text:p>2.38642</text:p>
          </table:table-cell>
        </table:table-row>
        <table:table-row table:style-name="ro1">
          <table:table-cell table:formula="of:=[.E36]/[.C36]" office:value-type="float" office:value="22.5293753738077" calcext:value-type="float">
            <text:p>22.5293753738</text:p>
          </table:table-cell>
          <table:table-cell office:value-type="float" office:value="19" calcext:value-type="float">
            <text:p>19</text:p>
          </table:table-cell>
          <table:table-cell office:value-type="float" office:value="0.486547" calcext:value-type="float">
            <text:p>0.486547</text:p>
          </table:table-cell>
          <table:table-cell/>
          <table:table-cell office:value-type="float" office:value="10.9616" calcext:value-type="float">
            <text:p>10.9616</text:p>
          </table:table-cell>
          <table:table-cell/>
          <table:table-cell office:value-type="float" office:value="2.40924" calcext:value-type="float">
            <text:p>2.40924</text:p>
          </table:table-cell>
          <table:table-cell/>
          <table:table-cell office:value-type="float" office:value="2.39626" calcext:value-type="float">
            <text:p>2.39626</text:p>
          </table:table-cell>
        </table:table-row>
        <table:table-row table:style-name="ro1">
          <table:table-cell table:formula="of:=[.E37]/[.C37]" office:value-type="float" office:value="23.0449637159182" calcext:value-type="float">
            <text:p>23.0449637159</text:p>
          </table:table-cell>
          <table:table-cell office:value-type="float" office:value="20" calcext:value-type="float">
            <text:p>20</text:p>
          </table:table-cell>
          <table:table-cell office:value-type="float" office:value="0.448406" calcext:value-type="float">
            <text:p>0.448406</text:p>
          </table:table-cell>
          <table:table-cell/>
          <table:table-cell office:value-type="float" office:value="10.3335" calcext:value-type="float">
            <text:p>10.3335</text:p>
          </table:table-cell>
          <table:table-cell/>
          <table:table-cell office:value-type="float" office:value="2.38497" calcext:value-type="float">
            <text:p>2.38497</text:p>
          </table:table-cell>
          <table:table-cell/>
          <table:table-cell office:value-type="float" office:value="2.44826" calcext:value-type="float">
            <text:p>2.44826</text:p>
          </table:table-cell>
        </table:table-row>
        <table:table-row table:style-name="ro1">
          <table:table-cell table:formula="of:=[.E38]/[.C38]" office:value-type="float" office:value="23.3370462065512" calcext:value-type="float">
            <text:p>23.3370462066</text:p>
          </table:table-cell>
          <table:table-cell office:value-type="float" office:value="21" calcext:value-type="float">
            <text:p>21</text:p>
          </table:table-cell>
          <table:table-cell office:value-type="float" office:value="0.427342" calcext:value-type="float">
            <text:p>0.427342</text:p>
          </table:table-cell>
          <table:table-cell/>
          <table:table-cell office:value-type="float" office:value="9.9729" calcext:value-type="float">
            <text:p>9.9729</text:p>
          </table:table-cell>
          <table:table-cell/>
          <table:table-cell office:value-type="float" office:value="2.43054" calcext:value-type="float">
            <text:p>2.43054</text:p>
          </table:table-cell>
          <table:table-cell/>
          <table:table-cell office:value-type="float" office:value="2.4634" calcext:value-type="float">
            <text:p>2.4634</text:p>
          </table:table-cell>
        </table:table-row>
        <table:table-row table:style-name="ro1">
          <table:table-cell table:formula="of:=[.E39]/[.C39]" office:value-type="float" office:value="19.1942658085616" calcext:value-type="float">
            <text:p>19.1942658086</text:p>
          </table:table-cell>
          <table:table-cell office:value-type="float" office:value="22" calcext:value-type="float">
            <text:p>22</text:p>
          </table:table-cell>
          <table:table-cell office:value-type="float" office:value="0.408497" calcext:value-type="float">
            <text:p>0.408497</text:p>
          </table:table-cell>
          <table:table-cell/>
          <table:table-cell office:value-type="float" office:value="7.8408" calcext:value-type="float">
            <text:p>7.8408</text:p>
          </table:table-cell>
          <table:table-cell/>
          <table:table-cell office:value-type="float" office:value="2.00582" calcext:value-type="float">
            <text:p>2.00582</text:p>
          </table:table-cell>
          <table:table-cell/>
          <table:table-cell office:value-type="float" office:value="2.47154" calcext:value-type="float">
            <text:p>2.47154</text:p>
          </table:table-cell>
        </table:table-row>
        <table:table-row table:style-name="ro1">
          <table:table-cell table:formula="of:=[.E40]/[.C40]" office:value-type="float" office:value="22.9804033533612" calcext:value-type="float">
            <text:p>22.9804033534</text:p>
          </table:table-cell>
          <table:table-cell office:value-type="float" office:value="23" calcext:value-type="float">
            <text:p>23</text:p>
          </table:table-cell>
          <table:table-cell office:value-type="float" office:value="0.395782" calcext:value-type="float">
            <text:p>0.395782</text:p>
          </table:table-cell>
          <table:table-cell/>
          <table:table-cell office:value-type="float" office:value="9.09523" calcext:value-type="float">
            <text:p>9.09523</text:p>
          </table:table-cell>
          <table:table-cell/>
          <table:table-cell office:value-type="float" office:value="2.4304" calcext:value-type="float">
            <text:p>2.4304</text:p>
          </table:table-cell>
          <table:table-cell/>
          <table:table-cell office:value-type="float" office:value="2.44671" calcext:value-type="float">
            <text:p>2.44671</text:p>
          </table:table-cell>
        </table:table-row>
        <table:table-row table:style-name="ro1">
          <table:table-cell table:formula="of:=[.E41]/[.C41]" office:value-type="float" office:value="22.7970796939694" calcext:value-type="float">
            <text:p>22.797079694</text:p>
          </table:table-cell>
          <table:table-cell office:value-type="float" office:value="24" calcext:value-type="float">
            <text:p>24</text:p>
          </table:table-cell>
          <table:table-cell office:value-type="float" office:value="0.385713" calcext:value-type="float">
            <text:p>0.385713</text:p>
          </table:table-cell>
          <table:table-cell/>
          <table:table-cell office:value-type="float" office:value="8.79313" calcext:value-type="float">
            <text:p>8.79313</text:p>
          </table:table-cell>
          <table:table-cell/>
          <table:table-cell office:value-type="float" office:value="2.41811" calcext:value-type="float">
            <text:p>2.41811</text:p>
          </table:table-cell>
          <table:table-cell/>
          <table:table-cell office:value-type="float" office:value="2.48536" calcext:value-type="float">
            <text:p>2.48536</text:p>
          </table:table-cell>
        </table:table-row>
        <table:table-row table:style-name="ro1">
          <table:table-cell table:formula="of:=[.E42]/[.C42]" office:value-type="float" office:value="23.0529170134507" calcext:value-type="float">
            <text:p>23.0529170135</text:p>
          </table:table-cell>
          <table:table-cell office:value-type="float" office:value="25" calcext:value-type="float">
            <text:p>25</text:p>
          </table:table-cell>
          <table:table-cell office:value-type="float" office:value="0.37247" calcext:value-type="float">
            <text:p>0.37247</text:p>
          </table:table-cell>
          <table:table-cell/>
          <table:table-cell office:value-type="float" office:value="8.58652" calcext:value-type="float">
            <text:p>8.58652</text:p>
          </table:table-cell>
          <table:table-cell/>
          <table:table-cell office:value-type="float" office:value="2.45643" calcext:value-type="float">
            <text:p>2.45643</text:p>
          </table:table-cell>
          <table:table-cell/>
          <table:table-cell office:value-type="float" office:value="2.42238" calcext:value-type="float">
            <text:p>2.42238</text:p>
          </table:table-cell>
        </table:table-row>
        <table:table-row table:style-name="ro1">
          <table:table-cell table:formula="of:=[.E43]/[.C43]" office:value-type="float" office:value="23.146900671931" calcext:value-type="float">
            <text:p>23.1469006719</text:p>
          </table:table-cell>
          <table:table-cell office:value-type="float" office:value="26" calcext:value-type="float">
            <text:p>26</text:p>
          </table:table-cell>
          <table:table-cell office:value-type="float" office:value="0.351673" calcext:value-type="float">
            <text:p>0.351673</text:p>
          </table:table-cell>
          <table:table-cell/>
          <table:table-cell office:value-type="float" office:value="8.14014" calcext:value-type="float">
            <text:p>8.14014</text:p>
          </table:table-cell>
          <table:table-cell/>
          <table:table-cell office:value-type="float" office:value="2.44267" calcext:value-type="float">
            <text:p>2.44267</text:p>
          </table:table-cell>
          <table:table-cell/>
          <table:table-cell office:value-type="float" office:value="2.45353" calcext:value-type="float">
            <text:p>2.45353</text:p>
          </table:table-cell>
        </table:table-row>
        <table:table-row table:style-name="ro1">
          <table:table-cell table:formula="of:=[.E44]/[.C44]" office:value-type="float" office:value="22.9460793742386" calcext:value-type="float">
            <text:p>22.9460793742</text:p>
          </table:table-cell>
          <table:table-cell office:value-type="float" office:value="27" calcext:value-type="float">
            <text:p>27</text:p>
          </table:table-cell>
          <table:table-cell office:value-type="float" office:value="0.343134" calcext:value-type="float">
            <text:p>0.343134</text:p>
          </table:table-cell>
          <table:table-cell/>
          <table:table-cell office:value-type="float" office:value="7.87358" calcext:value-type="float">
            <text:p>7.87358</text:p>
          </table:table-cell>
          <table:table-cell/>
          <table:table-cell office:value-type="float" office:value="2.46705" calcext:value-type="float">
            <text:p>2.46705</text:p>
          </table:table-cell>
          <table:table-cell/>
          <table:table-cell office:value-type="float" office:value="2.43408" calcext:value-type="float">
            <text:p>2.43408</text:p>
          </table:table-cell>
        </table:table-row>
        <table:table-row table:style-name="ro1">
          <table:table-cell table:formula="of:=[.E45]/[.C45]" office:value-type="float" office:value="23.1727652684806" calcext:value-type="float">
            <text:p>23.1727652685</text:p>
          </table:table-cell>
          <table:table-cell office:value-type="float" office:value="28" calcext:value-type="float">
            <text:p>28</text:p>
          </table:table-cell>
          <table:table-cell office:value-type="float" office:value="0.326113" calcext:value-type="float">
            <text:p>0.326113</text:p>
          </table:table-cell>
          <table:table-cell/>
          <table:table-cell office:value-type="float" office:value="7.55694" calcext:value-type="float">
            <text:p>7.55694</text:p>
          </table:table-cell>
          <table:table-cell/>
          <table:table-cell office:value-type="float" office:value="2.47274" calcext:value-type="float">
            <text:p>2.47274</text:p>
          </table:table-cell>
          <table:table-cell/>
          <table:table-cell office:value-type="float" office:value="2.45644" calcext:value-type="float">
            <text:p>2.45644</text:p>
          </table:table-cell>
        </table:table-row>
        <table:table-row table:style-name="ro1">
          <table:table-cell table:formula="of:=[.E46]/[.C46]" office:value-type="float" office:value="23.1132288027215" calcext:value-type="float">
            <text:p>23.1132288027</text:p>
          </table:table-cell>
          <table:table-cell office:value-type="float" office:value="29" calcext:value-type="float">
            <text:p>29</text:p>
          </table:table-cell>
          <table:table-cell office:value-type="float" office:value="0.315123" calcext:value-type="float">
            <text:p>0.315123</text:p>
          </table:table-cell>
          <table:table-cell/>
          <table:table-cell office:value-type="float" office:value="7.28351" calcext:value-type="float">
            <text:p>7.28351</text:p>
          </table:table-cell>
          <table:table-cell/>
          <table:table-cell office:value-type="float" office:value="2.46133" calcext:value-type="float">
            <text:p>2.46133</text:p>
          </table:table-cell>
          <table:table-cell/>
          <table:table-cell office:value-type="float" office:value="2.46223" calcext:value-type="float">
            <text:p>2.46223</text:p>
          </table:table-cell>
        </table:table-row>
        <table:table-row table:style-name="ro1">
          <table:table-cell table:formula="of:=[.E47]/[.C47]" office:value-type="float" office:value="23.029322075202" calcext:value-type="float">
            <text:p>23.0293220752</text:p>
          </table:table-cell>
          <table:table-cell office:value-type="float" office:value="30" calcext:value-type="float">
            <text:p>30</text:p>
          </table:table-cell>
          <table:table-cell office:value-type="float" office:value="0.303662" calcext:value-type="float">
            <text:p>0.303662</text:p>
          </table:table-cell>
          <table:table-cell/>
          <table:table-cell office:value-type="float" office:value="6.99313" calcext:value-type="float">
            <text:p>6.99313</text:p>
          </table:table-cell>
          <table:table-cell/>
          <table:table-cell office:value-type="float" office:value="2.45599" calcext:value-type="float">
            <text:p>2.45599</text:p>
          </table:table-cell>
          <table:table-cell/>
          <table:table-cell office:value-type="float" office:value="2.48356" calcext:value-type="float">
            <text:p>2.48356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297316" calcext:value-type="float">
            <text:p>0.297316</text:p>
          </table:table-cell>
          <table:table-cell/>
          <table:table-cell office:value-type="float" office:value="6.78875" calcext:value-type="float">
            <text:p>6.78875</text:p>
          </table:table-cell>
          <table:table-cell/>
          <table:table-cell office:value-type="float" office:value="2.46629" calcext:value-type="float">
            <text:p>2.46629</text:p>
          </table:table-cell>
          <table:table-cell/>
          <table:table-cell office:value-type="float" office:value="2.49146" calcext:value-type="float">
            <text:p>2.4914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2844" calcext:value-type="float">
            <text:p>0.2844</text:p>
          </table:table-cell>
          <table:table-cell/>
          <table:table-cell office:value-type="float" office:value="6.58218" calcext:value-type="float">
            <text:p>6.58218</text:p>
          </table:table-cell>
          <table:table-cell/>
          <table:table-cell office:value-type="float" office:value="2.48231" calcext:value-type="float">
            <text:p>2.48231</text:p>
          </table:table-cell>
          <table:table-cell/>
          <table:table-cell office:value-type="float" office:value="2.46708" calcext:value-type="float">
            <text:p>2.4670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275012" calcext:value-type="float">
            <text:p>0.275012</text:p>
          </table:table-cell>
          <table:table-cell/>
          <table:table-cell office:value-type="float" office:value="6.30654" calcext:value-type="float">
            <text:p>6.30654</text:p>
          </table:table-cell>
          <table:table-cell/>
          <table:table-cell office:value-type="float" office:value="2.46184" calcext:value-type="float">
            <text:p>2.46184</text:p>
          </table:table-cell>
          <table:table-cell/>
          <table:table-cell office:value-type="float" office:value="2.4953" calcext:value-type="float">
            <text:p>2.4953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267238" calcext:value-type="float">
            <text:p>0.267238</text:p>
          </table:table-cell>
          <table:table-cell/>
          <table:table-cell office:value-type="float" office:value="6.16721" calcext:value-type="float">
            <text:p>6.16721</text:p>
          </table:table-cell>
          <table:table-cell/>
          <table:table-cell office:value-type="float" office:value="2.47269" calcext:value-type="float">
            <text:p>2.47269</text:p>
          </table:table-cell>
          <table:table-cell/>
          <table:table-cell office:value-type="float" office:value="2.4907" calcext:value-type="float">
            <text:p>2.490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261976" calcext:value-type="float">
            <text:p>0.261976</text:p>
          </table:table-cell>
          <table:table-cell/>
          <table:table-cell office:value-type="float" office:value="6.03603" calcext:value-type="float">
            <text:p>6.03603</text:p>
          </table:table-cell>
          <table:table-cell/>
          <table:table-cell office:value-type="float" office:value="2.48477" calcext:value-type="float">
            <text:p>2.48477</text:p>
          </table:table-cell>
          <table:table-cell/>
          <table:table-cell office:value-type="float" office:value="2.49268" calcext:value-type="float">
            <text:p>2.4926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25436" calcext:value-type="float">
            <text:p>0.25436</text:p>
          </table:table-cell>
          <table:table-cell/>
          <table:table-cell office:value-type="float" office:value="5.87605" calcext:value-type="float">
            <text:p>5.87605</text:p>
          </table:table-cell>
          <table:table-cell/>
          <table:table-cell office:value-type="float" office:value="2.49144" calcext:value-type="float">
            <text:p>2.49144</text:p>
          </table:table-cell>
          <table:table-cell/>
          <table:table-cell office:value-type="float" office:value="2.49976" calcext:value-type="float">
            <text:p>2.4997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24758" calcext:value-type="float">
            <text:p>0.24758</text:p>
          </table:table-cell>
          <table:table-cell/>
          <table:table-cell office:value-type="float" office:value="5.64825" calcext:value-type="float">
            <text:p>5.64825</text:p>
          </table:table-cell>
          <table:table-cell/>
          <table:table-cell office:value-type="float" office:value="2.45653" calcext:value-type="float">
            <text:p>2.45653</text:p>
          </table:table-cell>
          <table:table-cell/>
          <table:table-cell office:value-type="float" office:value="2.50329" calcext:value-type="float">
            <text:p>2.50329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242438" calcext:value-type="float">
            <text:p>0.242438</text:p>
          </table:table-cell>
          <table:table-cell/>
          <table:table-cell office:value-type="float" office:value="5.53685" calcext:value-type="float">
            <text:p>5.53685</text:p>
          </table:table-cell>
          <table:table-cell/>
          <table:table-cell office:value-type="float" office:value="2.48226" calcext:value-type="float">
            <text:p>2.48226</text:p>
          </table:table-cell>
          <table:table-cell/>
          <table:table-cell office:value-type="float" office:value="2.51822" calcext:value-type="float">
            <text:p>2.5182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36172" calcext:value-type="float">
            <text:p>0.236172</text:p>
          </table:table-cell>
          <table:table-cell/>
          <table:table-cell office:value-type="float" office:value="5.3585" calcext:value-type="float">
            <text:p>5.3585</text:p>
          </table:table-cell>
          <table:table-cell/>
          <table:table-cell office:value-type="float" office:value="2.47645" calcext:value-type="float">
            <text:p>2.47645</text:p>
          </table:table-cell>
          <table:table-cell/>
          <table:table-cell office:value-type="float" office:value="2.51485" calcext:value-type="float">
            <text:p>2.5148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228449" calcext:value-type="float">
            <text:p>0.228449</text:p>
          </table:table-cell>
          <table:table-cell/>
          <table:table-cell office:value-type="float" office:value="5.22091" calcext:value-type="float">
            <text:p>5.22091</text:p>
          </table:table-cell>
          <table:table-cell/>
          <table:table-cell office:value-type="float" office:value="2.48254" calcext:value-type="float">
            <text:p>2.48254</text:p>
          </table:table-cell>
          <table:table-cell/>
          <table:table-cell office:value-type="float" office:value="2.52554" calcext:value-type="float">
            <text:p>2.5255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223163" calcext:value-type="float">
            <text:p>0.223163</text:p>
          </table:table-cell>
          <table:table-cell/>
          <table:table-cell office:value-type="float" office:value="5.03805" calcext:value-type="float">
            <text:p>5.03805</text:p>
          </table:table-cell>
          <table:table-cell/>
          <table:table-cell office:value-type="float" office:value="2.46496" calcext:value-type="float">
            <text:p>2.46496</text:p>
          </table:table-cell>
          <table:table-cell/>
          <table:table-cell office:value-type="float" office:value="2.4933" calcext:value-type="float">
            <text:p>2.493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217919" calcext:value-type="float">
            <text:p>0.217919</text:p>
          </table:table-cell>
          <table:table-cell/>
          <table:table-cell office:value-type="float" office:value="4.97182" calcext:value-type="float">
            <text:p>4.97182</text:p>
          </table:table-cell>
          <table:table-cell/>
          <table:table-cell office:value-type="float" office:value="2.4923" calcext:value-type="float">
            <text:p>2.4923</text:p>
          </table:table-cell>
          <table:table-cell/>
          <table:table-cell office:value-type="float" office:value="2.52141" calcext:value-type="float">
            <text:p>2.5214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21318" calcext:value-type="float">
            <text:p>0.21318</text:p>
          </table:table-cell>
          <table:table-cell/>
          <table:table-cell office:value-type="float" office:value="4.8353" calcext:value-type="float">
            <text:p>4.8353</text:p>
          </table:table-cell>
          <table:table-cell/>
          <table:table-cell office:value-type="float" office:value="2.48017" calcext:value-type="float">
            <text:p>2.48017</text:p>
          </table:table-cell>
          <table:table-cell/>
          <table:table-cell office:value-type="float" office:value="2.52294" calcext:value-type="float">
            <text:p>2.5229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20709" calcext:value-type="float">
            <text:p>0.20709</text:p>
          </table:table-cell>
          <table:table-cell/>
          <table:table-cell office:value-type="float" office:value="4.71329" calcext:value-type="float">
            <text:p>4.71329</text:p>
          </table:table-cell>
          <table:table-cell/>
          <table:table-cell office:value-type="float" office:value="2.48047" calcext:value-type="float">
            <text:p>2.48047</text:p>
          </table:table-cell>
          <table:table-cell/>
          <table:table-cell office:value-type="float" office:value="2.51831" calcext:value-type="float">
            <text:p>2.5183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199271" calcext:value-type="float">
            <text:p>0.199271</text:p>
          </table:table-cell>
          <table:table-cell/>
          <table:table-cell office:value-type="float" office:value="4.5729" calcext:value-type="float">
            <text:p>4.5729</text:p>
          </table:table-cell>
          <table:table-cell/>
          <table:table-cell office:value-type="float" office:value="2.46754" calcext:value-type="float">
            <text:p>2.46754</text:p>
          </table:table-cell>
          <table:table-cell/>
          <table:table-cell office:value-type="float" office:value="2.52871" calcext:value-type="float">
            <text:p>2.5287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0.197522" calcext:value-type="float">
            <text:p>0.197522</text:p>
          </table:table-cell>
          <table:table-cell/>
          <table:table-cell office:value-type="float" office:value="4.48578" calcext:value-type="float">
            <text:p>4.48578</text:p>
          </table:table-cell>
          <table:table-cell/>
          <table:table-cell office:value-type="float" office:value="2.482" calcext:value-type="float">
            <text:p>2.482</text:p>
          </table:table-cell>
          <table:table-cell/>
          <table:table-cell office:value-type="float" office:value="2.52085" calcext:value-type="float">
            <text:p>2.5208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0.193424" calcext:value-type="float">
            <text:p>0.193424</text:p>
          </table:table-cell>
          <table:table-cell/>
          <table:table-cell office:value-type="float" office:value="4.39442" calcext:value-type="float">
            <text:p>4.39442</text:p>
          </table:table-cell>
          <table:table-cell/>
          <table:table-cell office:value-type="float" office:value="2.48481" calcext:value-type="float">
            <text:p>2.48481</text:p>
          </table:table-cell>
          <table:table-cell/>
          <table:table-cell office:value-type="float" office:value="2.51584" calcext:value-type="float">
            <text:p>2.5158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.189711" calcext:value-type="float">
            <text:p>0.189711</text:p>
          </table:table-cell>
          <table:table-cell/>
          <table:table-cell office:value-type="float" office:value="4.32954" calcext:value-type="float">
            <text:p>4.32954</text:p>
          </table:table-cell>
          <table:table-cell/>
          <table:table-cell office:value-type="float" office:value="2.50572" calcext:value-type="float">
            <text:p>2.50572</text:p>
          </table:table-cell>
          <table:table-cell/>
          <table:table-cell office:value-type="float" office:value="2.52811" calcext:value-type="float">
            <text:p>2.5281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0.185199" calcext:value-type="float">
            <text:p>0.185199</text:p>
          </table:table-cell>
          <table:table-cell/>
          <table:table-cell office:value-type="float" office:value="4.20551" calcext:value-type="float">
            <text:p>4.20551</text:p>
          </table:table-cell>
          <table:table-cell/>
          <table:table-cell office:value-type="float" office:value="2.49138" calcext:value-type="float">
            <text:p>2.49138</text:p>
          </table:table-cell>
          <table:table-cell/>
          <table:table-cell office:value-type="float" office:value="2.50076" calcext:value-type="float">
            <text:p>2.5007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181327" calcext:value-type="float">
            <text:p>0.181327</text:p>
          </table:table-cell>
          <table:table-cell/>
          <table:table-cell office:value-type="float" office:value="4.01591" calcext:value-type="float">
            <text:p>4.01591</text:p>
          </table:table-cell>
          <table:table-cell/>
          <table:table-cell office:value-type="float" office:value="2.42946" calcext:value-type="float">
            <text:p>2.42946</text:p>
          </table:table-cell>
          <table:table-cell/>
          <table:table-cell office:value-type="float" office:value="2.50572" calcext:value-type="float">
            <text:p>2.5057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0.176802" calcext:value-type="float">
            <text:p>0.176802</text:p>
          </table:table-cell>
          <table:table-cell/>
          <table:table-cell office:value-type="float" office:value="3.98504" calcext:value-type="float">
            <text:p>3.98504</text:p>
          </table:table-cell>
          <table:table-cell/>
          <table:table-cell office:value-type="float" office:value="2.46369" calcext:value-type="float">
            <text:p>2.46369</text:p>
          </table:table-cell>
          <table:table-cell/>
          <table:table-cell office:value-type="float" office:value="2.51198" calcext:value-type="float">
            <text:p>2.51198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174952" calcext:value-type="float">
            <text:p>0.174952</text:p>
          </table:table-cell>
          <table:table-cell/>
          <table:table-cell office:value-type="float" office:value="3.91459" calcext:value-type="float">
            <text:p>3.91459</text:p>
          </table:table-cell>
          <table:table-cell/>
          <table:table-cell office:value-type="float" office:value="2.46664" calcext:value-type="float">
            <text:p>2.46664</text:p>
          </table:table-cell>
          <table:table-cell/>
          <table:table-cell office:value-type="float" office:value="2.50517" calcext:value-type="float">
            <text:p>2.5051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169278" calcext:value-type="float">
            <text:p>0.169278</text:p>
          </table:table-cell>
          <table:table-cell/>
          <table:table-cell office:value-type="float" office:value="3.77802" calcext:value-type="float">
            <text:p>3.77802</text:p>
          </table:table-cell>
          <table:table-cell/>
          <table:table-cell office:value-type="float" office:value="2.42948" calcext:value-type="float">
            <text:p>2.42948</text:p>
          </table:table-cell>
          <table:table-cell/>
          <table:table-cell office:value-type="float" office:value="2.51448" calcext:value-type="float">
            <text:p>2.51448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0.167128" calcext:value-type="float">
            <text:p>0.167128</text:p>
          </table:table-cell>
          <table:table-cell/>
          <table:table-cell office:value-type="float" office:value="3.78803" calcext:value-type="float">
            <text:p>3.78803</text:p>
          </table:table-cell>
          <table:table-cell/>
          <table:table-cell office:value-type="float" office:value="2.47737" calcext:value-type="float">
            <text:p>2.47737</text:p>
          </table:table-cell>
          <table:table-cell/>
          <table:table-cell office:value-type="float" office:value="2.50408" calcext:value-type="float">
            <text:p>2.50408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.16439" calcext:value-type="float">
            <text:p>0.16439</text:p>
          </table:table-cell>
          <table:table-cell/>
          <table:table-cell office:value-type="float" office:value="3.55932" calcext:value-type="float">
            <text:p>3.55932</text:p>
          </table:table-cell>
          <table:table-cell/>
          <table:table-cell office:value-type="float" office:value="2.374" calcext:value-type="float">
            <text:p>2.374</text:p>
          </table:table-cell>
          <table:table-cell/>
          <table:table-cell office:value-type="float" office:value="2.51459" calcext:value-type="float">
            <text:p>2.51459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0.161704" calcext:value-type="float">
            <text:p>0.161704</text:p>
          </table:table-cell>
          <table:table-cell/>
          <table:table-cell office:value-type="float" office:value="3.59924" calcext:value-type="float">
            <text:p>3.59924</text:p>
          </table:table-cell>
          <table:table-cell/>
          <table:table-cell office:value-type="float" office:value="2.43925" calcext:value-type="float">
            <text:p>2.43925</text:p>
          </table:table-cell>
          <table:table-cell/>
          <table:table-cell office:value-type="float" office:value="2.51432" calcext:value-type="float">
            <text:p>2.5143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0.158629" calcext:value-type="float">
            <text:p>0.158629</text:p>
          </table:table-cell>
          <table:table-cell/>
          <table:table-cell office:value-type="float" office:value="3.57206" calcext:value-type="float">
            <text:p>3.57206</text:p>
          </table:table-cell>
          <table:table-cell/>
          <table:table-cell office:value-type="float" office:value="2.4651" calcext:value-type="float">
            <text:p>2.4651</text:p>
          </table:table-cell>
          <table:table-cell/>
          <table:table-cell office:value-type="float" office:value="2.51317" calcext:value-type="float">
            <text:p>2.51317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0.156423" calcext:value-type="float">
            <text:p>0.156423</text:p>
          </table:table-cell>
          <table:table-cell/>
          <table:table-cell office:value-type="float" office:value="3.4227" calcext:value-type="float">
            <text:p>3.4227</text:p>
          </table:table-cell>
          <table:table-cell/>
          <table:table-cell office:value-type="float" office:value="2.40663" calcext:value-type="float">
            <text:p>2.40663</text:p>
          </table:table-cell>
          <table:table-cell/>
          <table:table-cell office:value-type="float" office:value="2.525" calcext:value-type="float">
            <text:p>2.52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0.153292" calcext:value-type="float">
            <text:p>0.153292</text:p>
          </table:table-cell>
          <table:table-cell/>
          <table:table-cell office:value-type="float" office:value="3.35423" calcext:value-type="float">
            <text:p>3.35423</text:p>
          </table:table-cell>
          <table:table-cell/>
          <table:table-cell office:value-type="float" office:value="2.39606" calcext:value-type="float">
            <text:p>2.39606</text:p>
          </table:table-cell>
          <table:table-cell/>
          <table:table-cell office:value-type="float" office:value="2.51914" calcext:value-type="float">
            <text:p>2.5191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.151598" calcext:value-type="float">
            <text:p>0.151598</text:p>
          </table:table-cell>
          <table:table-cell/>
          <table:table-cell office:value-type="float" office:value="3.33745" calcext:value-type="float">
            <text:p>3.33745</text:p>
          </table:table-cell>
          <table:table-cell/>
          <table:table-cell office:value-type="float" office:value="2.41965" calcext:value-type="float">
            <text:p>2.41965</text:p>
          </table:table-cell>
          <table:table-cell/>
          <table:table-cell office:value-type="float" office:value="2.51963" calcext:value-type="float">
            <text:p>2.51963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0.147687" calcext:value-type="float">
            <text:p>0.147687</text:p>
          </table:table-cell>
          <table:table-cell/>
          <table:table-cell office:value-type="float" office:value="3.32721" calcext:value-type="float">
            <text:p>3.32721</text:p>
          </table:table-cell>
          <table:table-cell/>
          <table:table-cell office:value-type="float" office:value="2.45777" calcext:value-type="float">
            <text:p>2.45777</text:p>
          </table:table-cell>
          <table:table-cell/>
          <table:table-cell office:value-type="float" office:value="2.51698" calcext:value-type="float">
            <text:p>2.51698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0.14489" calcext:value-type="float">
            <text:p>0.14489</text:p>
          </table:table-cell>
          <table:table-cell/>
          <table:table-cell office:value-type="float" office:value="3.061" calcext:value-type="float">
            <text:p>3.061</text:p>
          </table:table-cell>
          <table:table-cell/>
          <table:table-cell office:value-type="float" office:value="2.29763" calcext:value-type="float">
            <text:p>2.29763</text:p>
          </table:table-cell>
          <table:table-cell/>
          <table:table-cell office:value-type="float" office:value="2.51267" calcext:value-type="float">
            <text:p>2.51267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0.14357" calcext:value-type="float">
            <text:p>0.14357</text:p>
          </table:table-cell>
          <table:table-cell/>
          <table:table-cell office:value-type="float" office:value="3.23632" calcext:value-type="float">
            <text:p>3.23632</text:p>
          </table:table-cell>
          <table:table-cell/>
          <table:table-cell office:value-type="float" office:value="2.4707" calcext:value-type="float">
            <text:p>2.4707</text:p>
          </table:table-cell>
          <table:table-cell/>
          <table:table-cell office:value-type="float" office:value="2.51573" calcext:value-type="float">
            <text:p>2.5157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2076" calcext:value-type="float">
            <text:p>0.142076</text:p>
          </table:table-cell>
          <table:table-cell/>
          <table:table-cell office:value-type="float" office:value="3.21271" calcext:value-type="float">
            <text:p>3.21271</text:p>
          </table:table-cell>
          <table:table-cell/>
          <table:table-cell office:value-type="float" office:value="2.48573" calcext:value-type="float">
            <text:p>2.48573</text:p>
          </table:table-cell>
          <table:table-cell/>
          <table:table-cell office:value-type="float" office:value="2.52311" calcext:value-type="float">
            <text:p>2.52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 Tchipev</meta:initial-creator>
    <meta:creation-date>2018-01-18T15:30:16.556543254</meta:creation-date>
    <dc:date>2018-01-19T17:47:17.312516235</dc:date>
    <dc:creator>Nikola Tchipev</dc:creator>
    <meta:editing-duration>PT2H1M35S</meta:editing-duration>
    <meta:editing-cycles>10</meta:editing-cycles>
    <meta:generator>LibreOffice/5.1.6.2$Linux_X86_64 LibreOffice_project/10m0$Build-2</meta:generator>
    <meta:document-statistic meta:table-count="1" meta:cell-count="3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interval-major="0.30102999566398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39cm" svg:y="4.201cm" style:legend-expansion="high" chart:style-name="ch2"/>
        <chart:plot-area chart:style-name="ch3" table:cell-range-address="'direct-virtual-aos-call'.B2:'direct-virtual-aos-call'.C14" chart:data-source-has-labels="row" svg:x="1.331cm" svg:y="0.18cm" svg:width="11.788cm" svg:height="7.659cm">
          <chartooo:coordinate-region svg:x="3.17cm" svg:y="0.379cm" svg:width="9.577cm" svg:height="6.813cm"/>
          <chart:axis chart:dimension="x" chart:name="primary-x" chart:style-name="ch4">
            <chart:title svg:x="6.07cm" svg:y="8.019cm" chart:style-name="ch5">
              <text:p>num molecules</text:p>
            </chart:title>
          </chart:axis>
          <chart:axis chart:dimension="y" chart:name="primary-y" chart:style-name="ch4">
            <chart:title svg:x="0.451cm" svg:y="4.622cm" chart:style-name="ch6">
              <text:p>MFUPS</text:p>
            </chart:title>
            <chart:grid chart:style-name="ch7" chart:class="major"/>
          </chart:axis>
          <chart:series chart:style-name="ch8" chart:values-cell-range-address="'direct-virtual-aos-call'.C3:'direct-virtual-aos-call'.C14" chart:label-cell-address="'direct-virtual-aos-call'.C2:'direct-virtual-aos-call'.C2" chart:class="chart:scatter">
            <chart:domain table:cell-range-address="'direct-virtual-aos-call'.B3:'direct-virtual-aos-call'.B14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</text:p>
                <draw:g>
                  <svg:desc>'direct-virtual-aos-call'.C2:'direct-virtual-aos-call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3:'direct-virtual-aos-call'.B14</svg:desc>
                </draw:g>
              </table:table-cell>
              <table:table-cell office:value-type="float" office:value="11.4692">
                <text:p>11.4692</text:p>
                <draw:g>
                  <svg:desc>'direct-virtual-aos-call'.C3:'direct-virtual-aos-call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42167">
                <text:p>5.42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22416">
                <text:p>1.22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89997">
                <text:p>0.589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93758">
                <text:p>0.293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75298">
                <text:p>0.275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9713">
                <text:p>0.139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713439">
                <text:p>0.0713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354875">
                <text:p>0.0354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178759">
                <text:p>0.0178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0887683">
                <text:p>0.008876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">
                <text:p>2048</text:p>
              </table:table-cell>
              <table:table-cell office:value-type="float" office:value="0.0044005">
                <text:p>0.0044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83cm" svg:y="3.952cm" style:legend-expansion="high" chart:style-name="ch2"/>
        <chart:plot-area chart:style-name="ch3" table:cell-range-address="'direct-virtual-aos-call'.B17:'direct-virtual-aos-call'.C81 'direct-virtual-aos-call'.E17:'direct-virtual-aos-call'.E81" chart:data-source-has-labels="row" svg:x="1.331cm" svg:y="0.18cm" svg:width="11.232cm" svg:height="7.659cm">
          <chartooo:coordinate-region svg:x="1.952cm" svg:y="0.379cm" svg:width="10.424cm" svg:height="6.813cm"/>
          <chart:axis chart:dimension="x" chart:name="primary-x" chart:style-name="ch4">
            <chart:title svg:x="5.792cm" svg:y="8.019cm" chart:style-name="ch5">
              <text:p>num molecules</text:p>
            </chart:title>
          </chart:axis>
          <chart:axis chart:dimension="y" chart:name="primary-y" chart:style-name="ch6">
            <chart:title svg:x="0.451cm" svg:y="4.622cm" chart:style-name="ch7">
              <text:p>MFUPS</text:p>
            </chart:title>
            <chart:grid chart:style-name="ch8" chart:class="major"/>
          </chart:axis>
          <chart:series chart:style-name="ch9" chart:values-cell-range-address="'direct-virtual-aos-call'.C18:'direct-virtual-aos-call'.C81" chart:label-cell-address="'direct-virtual-aos-call'.C17:'direct-virtual-aos-call'.C17" chart:class="chart:scatter">
            <chart:domain table:cell-range-address="'direct-virtual-aos-call'.B18:'direct-virtual-aos-call'.B81"/>
            <chart:data-point chart:repeated="64"/>
          </chart:series>
          <chart:series chart:style-name="ch10" chart:values-cell-range-address="'direct-virtual-aos-call'.E18:'direct-virtual-aos-call'.E81" chart:label-cell-address="'direct-virtual-aos-call'.E17:'direct-virtual-aos-call'.E17" chart:class="chart:scatter"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FUPS O0</text:p>
                <draw:g>
                  <svg:desc>'direct-virtual-aos-call'.C17:'direct-virtual-aos-call'.C17</svg:desc>
                </draw:g>
              </table:table-cell>
              <table:table-cell office:value-type="string">
                <text:p>MFUPS O3</text:p>
                <draw:g>
                  <svg:desc>'direct-virtual-aos-call'.E17:'direct-virtual-aos-call'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18:'direct-virtual-aos-call'.B81</svg:desc>
                </draw:g>
              </table:table-cell>
              <table:table-cell office:value-type="float" office:value="12.276">
                <text:p>12.276</text:p>
                <draw:g>
                  <svg:desc>'direct-virtual-aos-call'.C18:'direct-virtual-aos-call'.C81</svg:desc>
                </draw:g>
              </table:table-cell>
              <table:table-cell office:value-type="float" office:value="27.0048">
                <text:p>27.0048</text:p>
                <draw:g>
                  <svg:desc>'direct-virtual-aos-call'.E18:'direct-virtual-aos-call'.E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53327">
                <text:p>5.53327</text:p>
              </table:table-cell>
              <table:table-cell office:value-type="float" office:value="21.4997">
                <text:p>21.4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58">
                <text:p>3.02358</text:p>
              </table:table-cell>
              <table:table-cell office:value-type="float" office:value="19.1124">
                <text:p>19.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7487">
                <text:p>2.27487</text:p>
              </table:table-cell>
              <table:table-cell office:value-type="float" office:value="27.9552">
                <text:p>27.9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80712">
                <text:p>1.80712</text:p>
              </table:table-cell>
              <table:table-cell office:value-type="float" office:value="25.5615">
                <text:p>25.5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994">
                <text:p>1.43994</text:p>
              </table:table-cell>
              <table:table-cell office:value-type="float" office:value="25.2634">
                <text:p>25.2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32519">
                <text:p>1.32519</text:p>
              </table:table-cell>
              <table:table-cell office:value-type="float" office:value="26.964">
                <text:p>26.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14889">
                <text:p>1.14889</text:p>
              </table:table-cell>
              <table:table-cell office:value-type="float" office:value="24.4796">
                <text:p>24.47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321">
                <text:p>1.0321</text:p>
              </table:table-cell>
              <table:table-cell office:value-type="float" office:value="21.8637">
                <text:p>21.8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10536">
                <text:p>0.910536</text:p>
              </table:table-cell>
              <table:table-cell office:value-type="float" office:value="19.7644">
                <text:p>19.7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18153">
                <text:p>0.818153</text:p>
              </table:table-cell>
              <table:table-cell office:value-type="float" office:value="17.7544">
                <text:p>17.75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90192">
                <text:p>0.790192</text:p>
              </table:table-cell>
              <table:table-cell office:value-type="float" office:value="17.2846">
                <text:p>17.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42497">
                <text:p>0.742497</text:p>
              </table:table-cell>
              <table:table-cell office:value-type="float" office:value="16.3703">
                <text:p>16.37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58925">
                <text:p>0.658925</text:p>
              </table:table-cell>
              <table:table-cell office:value-type="float" office:value="15.1831">
                <text:p>15.18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566">
                <text:p>0.59566</text:p>
              </table:table-cell>
              <table:table-cell office:value-type="float" office:value="14.0187">
                <text:p>14.01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1851">
                <text:p>0.561851</text:p>
              </table:table-cell>
              <table:table-cell office:value-type="float" office:value="13.0982">
                <text:p>13.09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34459">
                <text:p>0.534459</text:p>
              </table:table-cell>
              <table:table-cell office:value-type="float" office:value="12.3501">
                <text:p>12.3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06078">
                <text:p>0.506078</text:p>
              </table:table-cell>
              <table:table-cell office:value-type="float" office:value="11.7014">
                <text:p>11.7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86547">
                <text:p>0.486547</text:p>
              </table:table-cell>
              <table:table-cell office:value-type="float" office:value="10.9616">
                <text:p>10.9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8406">
                <text:p>0.448406</text:p>
              </table:table-cell>
              <table:table-cell office:value-type="float" office:value="10.3335">
                <text:p>10.3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27342">
                <text:p>0.427342</text:p>
              </table:table-cell>
              <table:table-cell office:value-type="float" office:value="9.9729">
                <text:p>9.97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08497">
                <text:p>0.408497</text:p>
              </table:table-cell>
              <table:table-cell office:value-type="float" office:value="7.8408">
                <text:p>7.84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95782">
                <text:p>0.395782</text:p>
              </table:table-cell>
              <table:table-cell office:value-type="float" office:value="9.09523">
                <text:p>9.095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85713">
                <text:p>0.385713</text:p>
              </table:table-cell>
              <table:table-cell office:value-type="float" office:value="8.79313">
                <text:p>8.79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7247">
                <text:p>0.37247</text:p>
              </table:table-cell>
              <table:table-cell office:value-type="float" office:value="8.58652">
                <text:p>8.586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51673">
                <text:p>0.351673</text:p>
              </table:table-cell>
              <table:table-cell office:value-type="float" office:value="8.14014">
                <text:p>8.140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43134">
                <text:p>0.343134</text:p>
              </table:table-cell>
              <table:table-cell office:value-type="float" office:value="7.87358">
                <text:p>7.87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26113">
                <text:p>0.326113</text:p>
              </table:table-cell>
              <table:table-cell office:value-type="float" office:value="7.55694">
                <text:p>7.55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315123">
                <text:p>0.315123</text:p>
              </table:table-cell>
              <table:table-cell office:value-type="float" office:value="7.28351">
                <text:p>7.28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03662">
                <text:p>0.303662</text:p>
              </table:table-cell>
              <table:table-cell office:value-type="float" office:value="6.99313">
                <text:p>6.99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97316">
                <text:p>0.297316</text:p>
              </table:table-cell>
              <table:table-cell office:value-type="float" office:value="6.78875">
                <text:p>6.78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844">
                <text:p>0.2844</text:p>
              </table:table-cell>
              <table:table-cell office:value-type="float" office:value="6.58218">
                <text:p>6.582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5012">
                <text:p>0.275012</text:p>
              </table:table-cell>
              <table:table-cell office:value-type="float" office:value="6.30654">
                <text:p>6.30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67238">
                <text:p>0.267238</text:p>
              </table:table-cell>
              <table:table-cell office:value-type="float" office:value="6.16721">
                <text:p>6.16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1976">
                <text:p>0.261976</text:p>
              </table:table-cell>
              <table:table-cell office:value-type="float" office:value="6.03603">
                <text:p>6.03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436">
                <text:p>0.25436</text:p>
              </table:table-cell>
              <table:table-cell office:value-type="float" office:value="5.87605">
                <text:p>5.87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4758">
                <text:p>0.24758</text:p>
              </table:table-cell>
              <table:table-cell office:value-type="float" office:value="5.64825">
                <text:p>5.64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42438">
                <text:p>0.242438</text:p>
              </table:table-cell>
              <table:table-cell office:value-type="float" office:value="5.53685">
                <text:p>5.536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36172">
                <text:p>0.236172</text:p>
              </table:table-cell>
              <table:table-cell office:value-type="float" office:value="5.3585">
                <text:p>5.3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28449">
                <text:p>0.228449</text:p>
              </table:table-cell>
              <table:table-cell office:value-type="float" office:value="5.22091">
                <text:p>5.220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23163">
                <text:p>0.223163</text:p>
              </table:table-cell>
              <table:table-cell office:value-type="float" office:value="5.03805">
                <text:p>5.03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17919">
                <text:p>0.217919</text:p>
              </table:table-cell>
              <table:table-cell office:value-type="float" office:value="4.97182">
                <text:p>4.97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1318">
                <text:p>0.21318</text:p>
              </table:table-cell>
              <table:table-cell office:value-type="float" office:value="4.8353">
                <text:p>4.8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709">
                <text:p>0.20709</text:p>
              </table:table-cell>
              <table:table-cell office:value-type="float" office:value="4.71329">
                <text:p>4.71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199271">
                <text:p>0.199271</text:p>
              </table:table-cell>
              <table:table-cell office:value-type="float" office:value="4.5729">
                <text:p>4.57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197522">
                <text:p>0.197522</text:p>
              </table:table-cell>
              <table:table-cell office:value-type="float" office:value="4.48578">
                <text:p>4.48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193424">
                <text:p>0.193424</text:p>
              </table:table-cell>
              <table:table-cell office:value-type="float" office:value="4.39442">
                <text:p>4.394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189711">
                <text:p>0.189711</text:p>
              </table:table-cell>
              <table:table-cell office:value-type="float" office:value="4.32954">
                <text:p>4.32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185199">
                <text:p>0.185199</text:p>
              </table:table-cell>
              <table:table-cell office:value-type="float" office:value="4.20551">
                <text:p>4.20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81327">
                <text:p>0.181327</text:p>
              </table:table-cell>
              <table:table-cell office:value-type="float" office:value="4.01591">
                <text:p>4.01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176802">
                <text:p>0.176802</text:p>
              </table:table-cell>
              <table:table-cell office:value-type="float" office:value="3.98504">
                <text:p>3.98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174952">
                <text:p>0.174952</text:p>
              </table:table-cell>
              <table:table-cell office:value-type="float" office:value="3.91459">
                <text:p>3.91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169278">
                <text:p>0.169278</text:p>
              </table:table-cell>
              <table:table-cell office:value-type="float" office:value="3.77802">
                <text:p>3.77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67128">
                <text:p>0.167128</text:p>
              </table:table-cell>
              <table:table-cell office:value-type="float" office:value="3.78803">
                <text:p>3.788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6439">
                <text:p>0.16439</text:p>
              </table:table-cell>
              <table:table-cell office:value-type="float" office:value="3.55932">
                <text:p>3.55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61704">
                <text:p>0.161704</text:p>
              </table:table-cell>
              <table:table-cell office:value-type="float" office:value="3.59924">
                <text:p>3.599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58629">
                <text:p>0.158629</text:p>
              </table:table-cell>
              <table:table-cell office:value-type="float" office:value="3.57206">
                <text:p>3.572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56423">
                <text:p>0.156423</text:p>
              </table:table-cell>
              <table:table-cell office:value-type="float" office:value="3.4227">
                <text:p>3.4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53292">
                <text:p>0.153292</text:p>
              </table:table-cell>
              <table:table-cell office:value-type="float" office:value="3.35423">
                <text:p>3.35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51598">
                <text:p>0.151598</text:p>
              </table:table-cell>
              <table:table-cell office:value-type="float" office:value="3.33745">
                <text:p>3.337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47687">
                <text:p>0.147687</text:p>
              </table:table-cell>
              <table:table-cell office:value-type="float" office:value="3.32721">
                <text:p>3.327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4489">
                <text:p>0.14489</text:p>
              </table:table-cell>
              <table:table-cell office:value-type="float" office:value="3.061">
                <text:p>3.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4357">
                <text:p>0.14357</text:p>
              </table:table-cell>
              <table:table-cell office:value-type="float" office:value="3.23632">
                <text:p>3.23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42076">
                <text:p>0.142076</text:p>
              </table:table-cell>
              <table:table-cell office:value-type="float" office:value="3.21271">
                <text:p>3.212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52cm" style:legend-expansion="high" chart:style-name="ch2"/>
        <chart:plot-area chart:style-name="ch3" table:cell-range-address="'direct-virtual-aos-call'.B17:'direct-virtual-aos-call'.B81 'direct-virtual-aos-call'.G17:'direct-virtual-aos-call'.G81 'direct-virtual-aos-call'.I17:'direct-virtual-aos-call'.I81" chart:data-source-has-labels="row" svg:x="1.331cm" svg:y="0.18cm" svg:width="10.227cm" svg:height="7.659cm">
          <chartooo:coordinate-region svg:x="2.058cm" svg:y="0.379cm" svg:width="9.313cm" svg:height="6.813cm"/>
          <chart:axis chart:dimension="x" chart:name="primary-x" chart:style-name="ch4">
            <chart:title svg:x="5.289cm" svg:y="8.019cm" chart:style-name="ch5">
              <text:p>num molecules</text:p>
            </chart:title>
          </chart:axis>
          <chart:axis chart:dimension="y" chart:name="primary-y" chart:style-name="ch4">
            <chart:title svg:x="0.451cm" svg:y="4.886cm" chart:style-name="ch6">
              <text:p>GFLOP/sec</text:p>
            </chart:title>
            <chart:grid chart:style-name="ch7" chart:class="major"/>
          </chart:axis>
          <chart:series chart:style-name="ch8" chart:values-cell-range-address="'direct-virtual-aos-call'.G18:'direct-virtual-aos-call'.G81" chart:label-cell-address="'direct-virtual-aos-call'.G17:'direct-virtual-aos-call'.G17" chart:class="chart:scatter">
            <chart:domain table:cell-range-address="'direct-virtual-aos-call'.B18:'direct-virtual-aos-call'.B81"/>
            <chart:data-point chart:repeated="64"/>
          </chart:series>
          <chart:series chart:style-name="ch9" chart:values-cell-range-address="'direct-virtual-aos-call'.I18:'direct-virtual-aos-call'.I81" chart:label-cell-address="'direct-virtual-aos-call'.I17:'direct-virtual-aos-call'.I17" chart:class="chart:scatte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FLOP/sec</text:p>
                <draw:g>
                  <svg:desc>'direct-virtual-aos-call'.G17:'direct-virtual-aos-call'.G17</svg:desc>
                </draw:g>
              </table:table-cell>
              <table:table-cell office:value-type="string">
                <text:p>GFLOP/sec AVX2</text:p>
                <draw:g>
                  <svg:desc>'direct-virtual-aos-call'.I17:'direct-virtual-aos-call'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rect-virtual-aos-call'.B18:'direct-virtual-aos-call'.B81</svg:desc>
                </draw:g>
              </table:table-cell>
              <table:table-cell office:value-type="float" office:value="0">
                <text:p>0</text:p>
                <draw:g>
                  <svg:desc>'direct-virtual-aos-call'.G18:'direct-virtual-aos-call'.G81</svg:desc>
                </draw:g>
              </table:table-cell>
              <table:table-cell office:value-type="float" office:value="0">
                <text:p>0</text:p>
                <draw:g>
                  <svg:desc>'direct-virtual-aos-call'.I18:'direct-virtual-aos-call'.I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9496">
                <text:p>0.279496</text:p>
              </table:table-cell>
              <table:table-cell office:value-type="float" office:value="0.520227">
                <text:p>0.520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96924">
                <text:p>0.496924</text:p>
              </table:table-cell>
              <table:table-cell office:value-type="float" office:value="1.39194">
                <text:p>1.39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9025">
                <text:p>1.09025</text:p>
              </table:table-cell>
              <table:table-cell office:value-type="float" office:value="1.58981">
                <text:p>1.58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3292">
                <text:p>1.3292</text:p>
              </table:table-cell>
              <table:table-cell office:value-type="float" office:value="1.98405">
                <text:p>1.98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4212">
                <text:p>1.64212</text:p>
              </table:table-cell>
              <table:table-cell office:value-type="float" office:value="2.12055">
                <text:p>2.12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03385">
                <text:p>2.03385</text:p>
              </table:table-cell>
              <table:table-cell office:value-type="float" office:value="2.15295">
                <text:p>2.15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7257">
                <text:p>2.17257</text:p>
              </table:table-cell>
              <table:table-cell office:value-type="float" office:value="2.22983">
                <text:p>2.229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301">
                <text:p>2.2301</text:p>
              </table:table-cell>
              <table:table-cell office:value-type="float" office:value="2.27512">
                <text:p>2.27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7686">
                <text:p>2.27686</text:p>
              </table:table-cell>
              <table:table-cell office:value-type="float" office:value="2.29361">
                <text:p>2.293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4996">
                <text:p>2.24996</text:p>
              </table:table-cell>
              <table:table-cell office:value-type="float" office:value="2.31973">
                <text:p>2.31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31614">
                <text:p>2.31614</text:p>
              </table:table-cell>
              <table:table-cell office:value-type="float" office:value="2.36544">
                <text:p>2.36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3271">
                <text:p>2.3271</text:p>
              </table:table-cell>
              <table:table-cell office:value-type="float" office:value="2.35459">
                <text:p>2.35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37074">
                <text:p>2.37074</text:p>
              </table:table-cell>
              <table:table-cell office:value-type="float" office:value="2.41736">
                <text:p>2.41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38317">
                <text:p>2.38317</text:p>
              </table:table-cell>
              <table:table-cell office:value-type="float" office:value="2.40081">
                <text:p>2.400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39206">
                <text:p>2.39206</text:p>
              </table:table-cell>
              <table:table-cell office:value-type="float" office:value="2.40289">
                <text:p>2.402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38575">
                <text:p>2.38575</text:p>
              </table:table-cell>
              <table:table-cell office:value-type="float" office:value="2.41144">
                <text:p>2.4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105">
                <text:p>2.4105</text:p>
              </table:table-cell>
              <table:table-cell office:value-type="float" office:value="2.38642">
                <text:p>2.386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40924">
                <text:p>2.40924</text:p>
              </table:table-cell>
              <table:table-cell office:value-type="float" office:value="2.39626">
                <text:p>2.39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8497">
                <text:p>2.38497</text:p>
              </table:table-cell>
              <table:table-cell office:value-type="float" office:value="2.44826">
                <text:p>2.44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43054">
                <text:p>2.43054</text:p>
              </table:table-cell>
              <table:table-cell office:value-type="float" office:value="2.4634">
                <text:p>2.4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00582">
                <text:p>2.00582</text:p>
              </table:table-cell>
              <table:table-cell office:value-type="float" office:value="2.47154">
                <text:p>2.471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4304">
                <text:p>2.4304</text:p>
              </table:table-cell>
              <table:table-cell office:value-type="float" office:value="2.44671">
                <text:p>2.44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41811">
                <text:p>2.41811</text:p>
              </table:table-cell>
              <table:table-cell office:value-type="float" office:value="2.48536">
                <text:p>2.485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45643">
                <text:p>2.45643</text:p>
              </table:table-cell>
              <table:table-cell office:value-type="float" office:value="2.42238">
                <text:p>2.42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44267">
                <text:p>2.44267</text:p>
              </table:table-cell>
              <table:table-cell office:value-type="float" office:value="2.45353">
                <text:p>2.45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46705">
                <text:p>2.46705</text:p>
              </table:table-cell>
              <table:table-cell office:value-type="float" office:value="2.43408">
                <text:p>2.43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47274">
                <text:p>2.47274</text:p>
              </table:table-cell>
              <table:table-cell office:value-type="float" office:value="2.45644">
                <text:p>2.45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46133">
                <text:p>2.46133</text:p>
              </table:table-cell>
              <table:table-cell office:value-type="float" office:value="2.46223">
                <text:p>2.462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45599">
                <text:p>2.45599</text:p>
              </table:table-cell>
              <table:table-cell office:value-type="float" office:value="2.48356">
                <text:p>2.48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46629">
                <text:p>2.46629</text:p>
              </table:table-cell>
              <table:table-cell office:value-type="float" office:value="2.49146">
                <text:p>2.49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48231">
                <text:p>2.48231</text:p>
              </table:table-cell>
              <table:table-cell office:value-type="float" office:value="2.46708">
                <text:p>2.46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46184">
                <text:p>2.46184</text:p>
              </table:table-cell>
              <table:table-cell office:value-type="float" office:value="2.4953">
                <text:p>2.4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47269">
                <text:p>2.47269</text:p>
              </table:table-cell>
              <table:table-cell office:value-type="float" office:value="2.4907">
                <text:p>2.4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48477">
                <text:p>2.48477</text:p>
              </table:table-cell>
              <table:table-cell office:value-type="float" office:value="2.49268">
                <text:p>2.49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49144">
                <text:p>2.49144</text:p>
              </table:table-cell>
              <table:table-cell office:value-type="float" office:value="2.49976">
                <text:p>2.499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45653">
                <text:p>2.45653</text:p>
              </table:table-cell>
              <table:table-cell office:value-type="float" office:value="2.50329">
                <text:p>2.503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48226">
                <text:p>2.48226</text:p>
              </table:table-cell>
              <table:table-cell office:value-type="float" office:value="2.51822">
                <text:p>2.51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47645">
                <text:p>2.47645</text:p>
              </table:table-cell>
              <table:table-cell office:value-type="float" office:value="2.51485">
                <text:p>2.514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48254">
                <text:p>2.48254</text:p>
              </table:table-cell>
              <table:table-cell office:value-type="float" office:value="2.52554">
                <text:p>2.52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6496">
                <text:p>2.46496</text:p>
              </table:table-cell>
              <table:table-cell office:value-type="float" office:value="2.4933">
                <text:p>2.4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923">
                <text:p>2.4923</text:p>
              </table:table-cell>
              <table:table-cell office:value-type="float" office:value="2.52141">
                <text:p>2.52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48017">
                <text:p>2.48017</text:p>
              </table:table-cell>
              <table:table-cell office:value-type="float" office:value="2.52294">
                <text:p>2.522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48047">
                <text:p>2.48047</text:p>
              </table:table-cell>
              <table:table-cell office:value-type="float" office:value="2.51831">
                <text:p>2.51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46754">
                <text:p>2.46754</text:p>
              </table:table-cell>
              <table:table-cell office:value-type="float" office:value="2.52871">
                <text:p>2.528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482">
                <text:p>2.482</text:p>
              </table:table-cell>
              <table:table-cell office:value-type="float" office:value="2.52085">
                <text:p>2.52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48481">
                <text:p>2.48481</text:p>
              </table:table-cell>
              <table:table-cell office:value-type="float" office:value="2.51584">
                <text:p>2.51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50572">
                <text:p>2.50572</text:p>
              </table:table-cell>
              <table:table-cell office:value-type="float" office:value="2.52811">
                <text:p>2.52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49138">
                <text:p>2.49138</text:p>
              </table:table-cell>
              <table:table-cell office:value-type="float" office:value="2.50076">
                <text:p>2.500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2946">
                <text:p>2.42946</text:p>
              </table:table-cell>
              <table:table-cell office:value-type="float" office:value="2.50572">
                <text:p>2.50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46369">
                <text:p>2.46369</text:p>
              </table:table-cell>
              <table:table-cell office:value-type="float" office:value="2.51198">
                <text:p>2.511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6664">
                <text:p>2.46664</text:p>
              </table:table-cell>
              <table:table-cell office:value-type="float" office:value="2.50517">
                <text:p>2.50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2948">
                <text:p>2.42948</text:p>
              </table:table-cell>
              <table:table-cell office:value-type="float" office:value="2.51448">
                <text:p>2.51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47737">
                <text:p>2.47737</text:p>
              </table:table-cell>
              <table:table-cell office:value-type="float" office:value="2.50408">
                <text:p>2.50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374">
                <text:p>2.374</text:p>
              </table:table-cell>
              <table:table-cell office:value-type="float" office:value="2.51459">
                <text:p>2.51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43925">
                <text:p>2.43925</text:p>
              </table:table-cell>
              <table:table-cell office:value-type="float" office:value="2.51432">
                <text:p>2.51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.4651">
                <text:p>2.4651</text:p>
              </table:table-cell>
              <table:table-cell office:value-type="float" office:value="2.51317">
                <text:p>2.51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40663">
                <text:p>2.40663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9606">
                <text:p>2.39606</text:p>
              </table:table-cell>
              <table:table-cell office:value-type="float" office:value="2.51914">
                <text:p>2.519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41965">
                <text:p>2.41965</text:p>
              </table:table-cell>
              <table:table-cell office:value-type="float" office:value="2.51963">
                <text:p>2.519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5777">
                <text:p>2.45777</text:p>
              </table:table-cell>
              <table:table-cell office:value-type="float" office:value="2.51698">
                <text:p>2.516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29763">
                <text:p>2.29763</text:p>
              </table:table-cell>
              <table:table-cell office:value-type="float" office:value="2.51267">
                <text:p>2.512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707">
                <text:p>2.4707</text:p>
              </table:table-cell>
              <table:table-cell office:value-type="float" office:value="2.51573">
                <text:p>2.515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8573">
                <text:p>2.48573</text:p>
              </table:table-cell>
              <table:table-cell office:value-type="float" office:value="2.52311">
                <text:p>2.523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